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D000001902810AFD0B5EF06B0.png" manifest:media-type="image/png"/>
  <manifest:file-entry manifest:full-path="Pictures/10000001000002250000011ECA88A8E843B40F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4.526cm" svg:height="7.567cm" draw:z-index="0"><draw:image xlink:href="Pictures/10000001000002250000011ECA88A8E843B40F10.png" xlink:type="simple" xlink:show="embed" xlink:actuate="onLoad" draw:mime-type="image/png"/></draw:frame><draw:frame draw:style-name="fr1" draw:name="Image2" text:anchor-type="char" svg:x="0.45cm" svg:y="12.277cm" svg:width="17cm" svg:height="7.481cm" draw:z-index="1"><draw:image xlink:href="Pictures/100000010000038D000001902810AFD0B5EF06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0:22:11.433026139</meta:creation-date>
    <dc:date>2022-11-01T11:18:54.892702654</dc:date>
    <meta:editing-duration>PT46M32S</meta:editing-duration>
    <meta:editing-cycles>2</meta:editing-cycles>
    <meta:generator>LibreOffice/7.3.6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